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1cm"/>
    </style:style>
    <style:style style:name="co2" style:family="table-column">
      <style:table-column-properties fo:break-before="auto" style:column-width="2.021cm"/>
    </style:style>
    <style:style style:name="co3" style:family="table-column">
      <style:table-column-properties fo:break-before="auto" style:column-width="0.7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09"/>
    <style:style style:name="ce4" style:family="table-cell" style:parent-style-name="Default" style:data-style-name="N11"/>
    <style:style style:name="ce5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ce5"/>
        <table:table-column table:style-name="co5" table:default-cell-style-name="ce5"/>
        <table:table-column table:style-name="co5" table:number-columns-repeated="1008" table:default-cell-style-name="Default"/>
        <table:table-row table:style-name="ro1">
          <table:table-cell table:style-name="ce1" office:value-type="string">
            <text:p>Auslenkung (Skalenteile)</text:p>
          </table:table-cell>
          <table:table-cell table:style-name="ce1" office:value-type="string">
            <text:p>nT (s)</text:p>
          </table:table-cell>
          <table:table-cell table:style-name="ce1" table:number-columns-repeated="5"/>
          <table:table-cell table:style-name="ce1" office:value-type="string">
            <text:p>n</text:p>
          </table:table-cell>
          <table:table-cell table:style-name="ce1" office:value-type="string">
            <text:p>T (s)</text:p>
          </table:table-cell>
          <table:table-cell table:style-name="ce1" table:number-columns-repeated="5"/>
          <table:table-cell table:style-name="ce1" office:value-type="string">
            <text:p>Mittelwert T (s)</text:p>
          </table:table-cell>
          <table:table-cell table:style-name="ce1" office:value-type="string">
            <text:p>Stabw (s)</text:p>
          </table:table-cell>
          <table:table-cell/>
          <table:table-cell table:style-name="ce1" table:number-columns-repeated="1007"/>
        </table:table-row>
        <table:table-row table:style-name="ro1">
          <table:table-cell/>
          <table:table-cell office:value-type="string">
            <text:p>Messung 1</text:p>
          </table:table-cell>
          <table:table-cell office:value-type="string">
            <text:p>Messung 2</text:p>
          </table:table-cell>
          <table:table-cell office:value-type="string">
            <text:p>Messung 3</text:p>
          </table:table-cell>
          <table:table-cell office:value-type="string">
            <text:p>Messung 4</text:p>
          </table:table-cell>
          <table:table-cell office:value-type="string">
            <text:p>Messung 5</text:p>
          </table:table-cell>
          <table:table-cell office:value-type="string">
            <text:p>Messung 6</text:p>
          </table:table-cell>
          <table:table-cell/>
          <table:table-cell office:value-type="string">
            <text:p>Messung 1</text:p>
          </table:table-cell>
          <table:table-cell office:value-type="string">
            <text:p>Messung 2</text:p>
          </table:table-cell>
          <table:table-cell office:value-type="string">
            <text:p>Messung 3</text:p>
          </table:table-cell>
          <table:table-cell office:value-type="string">
            <text:p>Messung 4</text:p>
          </table:table-cell>
          <table:table-cell office:value-type="string">
            <text:p>Messung 5</text:p>
          </table:table-cell>
          <table:table-cell office:value-type="string">
            <text:p>Messung 6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>
            <text:p>Kein Bremsstrom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19.7">
            <text:p>19,7</text:p>
          </table:table-cell>
          <table:table-cell office:value-type="float" office:value="19.46">
            <text:p>19,46</text:p>
          </table:table-cell>
          <table:table-cell office:value-type="float" office:value="19.69">
            <text:p>19,69</text:p>
          </table:table-cell>
          <table:table-cell office:value-type="float" office:value="19.52">
            <text:p>19,52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[.B4]/[.$H4]" office:value-type="float" office:value="1.97">
            <text:p>1,97</text:p>
          </table:table-cell>
          <table:table-cell table:formula="of:=[.C4]/[.$H4]" office:value-type="float" office:value="1.946">
            <text:p>1,95</text:p>
          </table:table-cell>
          <table:table-cell table:formula="of:=[.D4]/[.$H4]" office:value-type="float" office:value="1.969">
            <text:p>1,97</text:p>
          </table:table-cell>
          <table:table-cell table:formula="of:=[.E4]/[.$H4]" office:value-type="float" office:value="1.952">
            <text:p>1,95</text:p>
          </table:table-cell>
          <table:table-cell table:number-columns-repeated="2"/>
          <table:table-cell table:formula="of:=AVERAGE([.I4:.N4])" office:value-type="float" office:value="1.95925">
            <text:p>1,9593</text:p>
          </table:table-cell>
          <table:table-cell table:formula="of:=STDEV([.I4:.N4])" office:value-type="float" office:value="0.0120933866224478">
            <text:p>0,0121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.48">
            <text:p>19,48</text:p>
          </table:table-cell>
          <table:table-cell office:value-type="float" office:value="19.41">
            <text:p>19,41</text:p>
          </table:table-cell>
          <table:table-cell office:value-type="float" office:value="19.53">
            <text:p>19,53</text:p>
          </table:table-cell>
          <table:table-cell office:value-type="float" office:value="19.5">
            <text:p>19,5</text:p>
          </table:table-cell>
          <table:table-cell office:value-type="float" office:value="19.57">
            <text:p>19,57</text:p>
          </table:table-cell>
          <table:table-cell/>
          <table:table-cell office:value-type="float" office:value="10">
            <text:p>10</text:p>
          </table:table-cell>
          <table:table-cell table:formula="of:=[.B5]/[.$H5]" office:value-type="float" office:value="1.948">
            <text:p>1,95</text:p>
          </table:table-cell>
          <table:table-cell table:formula="of:=[.C5]/[.$H5]" office:value-type="float" office:value="1.941">
            <text:p>1,94</text:p>
          </table:table-cell>
          <table:table-cell table:formula="of:=[.D5]/[.$H5]" office:value-type="float" office:value="1.953">
            <text:p>1,95</text:p>
          </table:table-cell>
          <table:table-cell table:formula="of:=[.E5]/[.$H5]" office:value-type="float" office:value="1.95">
            <text:p>1,95</text:p>
          </table:table-cell>
          <table:table-cell table:formula="of:=[.F5]/[.$H5]" office:value-type="float" office:value="1.957">
            <text:p>1,96</text:p>
          </table:table-cell>
          <table:table-cell/>
          <table:table-cell table:formula="of:=AVERAGE([.I5:.N5])" office:value-type="float" office:value="1.9498">
            <text:p>1,9498</text:p>
          </table:table-cell>
          <table:table-cell table:formula="of:=STDEV([.I5:.N5])" office:value-type="float" office:value="0.00597494769851588">
            <text:p>0,0060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.38">
            <text:p>19,38</text:p>
          </table:table-cell>
          <table:table-cell office:value-type="float" office:value="19.33">
            <text:p>19,33</text:p>
          </table:table-cell>
          <table:table-cell office:value-type="float" office:value="19.34">
            <text:p>19,34</text:p>
          </table:table-cell>
          <table:table-cell office:value-type="float" office:value="19.54">
            <text:p>19,54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[.B6]/[.$H6]" office:value-type="float" office:value="1.938">
            <text:p>1,94</text:p>
          </table:table-cell>
          <table:table-cell table:formula="of:=[.C6]/[.$H6]" office:value-type="float" office:value="1.933">
            <text:p>1,93</text:p>
          </table:table-cell>
          <table:table-cell table:formula="of:=[.D6]/[.$H6]" office:value-type="float" office:value="1.934">
            <text:p>1,93</text:p>
          </table:table-cell>
          <table:table-cell table:formula="of:=[.E6]/[.$H6]" office:value-type="float" office:value="1.954">
            <text:p>1,95</text:p>
          </table:table-cell>
          <table:table-cell table:number-columns-repeated="2"/>
          <table:table-cell table:formula="of:=AVERAGE([.I6:.N6])" office:value-type="float" office:value="1.93975">
            <text:p>1,9398</text:p>
          </table:table-cell>
          <table:table-cell table:formula="of:=STDEV([.I6:.N6])" office:value-type="float" office:value="0.00974251849711702">
            <text:p>0,0097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.58">
            <text:p>19,58</text:p>
          </table:table-cell>
          <table:table-cell office:value-type="float" office:value="19.28">
            <text:p>19,28</text:p>
          </table:table-cell>
          <table:table-cell office:value-type="float" office:value="19.4">
            <text:p>19,4</text:p>
          </table:table-cell>
          <table:table-cell office:value-type="float" office:value="19.48">
            <text:p>19,48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[.B7]/[.$H7]" office:value-type="float" office:value="1.958">
            <text:p>1,96</text:p>
          </table:table-cell>
          <table:table-cell table:formula="of:=[.C7]/[.$H7]" office:value-type="float" office:value="1.928">
            <text:p>1,93</text:p>
          </table:table-cell>
          <table:table-cell table:formula="of:=[.D7]/[.$H7]" office:value-type="float" office:value="1.94">
            <text:p>1,94</text:p>
          </table:table-cell>
          <table:table-cell table:formula="of:=[.E7]/[.$H7]" office:value-type="float" office:value="1.948">
            <text:p>1,95</text:p>
          </table:table-cell>
          <table:table-cell table:number-columns-repeated="2"/>
          <table:table-cell table:formula="of:=AVERAGE([.I7:.N7])" office:value-type="float" office:value="1.9435">
            <text:p>1,9435</text:p>
          </table:table-cell>
          <table:table-cell table:formula="of:=STDEV([.I7:.N7])" office:value-type="float" office:value="0.0126885775404494">
            <text:p>0,0127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9.45">
            <text:p>19,45</text:p>
          </table:table-cell>
          <table:table-cell office:value-type="float" office:value="19.35">
            <text:p>19,35</text:p>
          </table:table-cell>
          <table:table-cell office:value-type="float" office:value="19.59">
            <text:p>19,59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[.B8]/[.$H8]" office:value-type="float" office:value="1.945">
            <text:p>1,95</text:p>
          </table:table-cell>
          <table:table-cell table:formula="of:=[.C8]/[.$H8]" office:value-type="float" office:value="1.945">
            <text:p>1,95</text:p>
          </table:table-cell>
          <table:table-cell table:formula="of:=[.D8]/[.$H8]" office:value-type="float" office:value="1.935">
            <text:p>1,94</text:p>
          </table:table-cell>
          <table:table-cell table:formula="of:=[.E8]/[.$H8]" office:value-type="float" office:value="1.959">
            <text:p>1,96</text:p>
          </table:table-cell>
          <table:table-cell table:number-columns-repeated="2"/>
          <table:table-cell table:formula="of:=AVERAGE([.I8:.N8])" office:value-type="float" office:value="1.946">
            <text:p>1,9460</text:p>
          </table:table-cell>
          <table:table-cell table:formula="of:=STDEV([.I8:.N8])" office:value-type="float" office:value="0.00986576572463252">
            <text:p>0,0099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9.32">
            <text:p>19,32</text:p>
          </table:table-cell>
          <table:table-cell office:value-type="float" office:value="19.42">
            <text:p>19,42</text:p>
          </table:table-cell>
          <table:table-cell table:number-columns-repeated="3"/>
          <table:table-cell office:value-type="float" office:value="10">
            <text:p>10</text:p>
          </table:table-cell>
          <table:table-cell table:formula="of:=[.B9]/[.$H9]" office:value-type="float" office:value="1.932">
            <text:p>1,93</text:p>
          </table:table-cell>
          <table:table-cell table:formula="of:=[.C9]/[.$H9]" office:value-type="float" office:value="1.932">
            <text:p>1,93</text:p>
          </table:table-cell>
          <table:table-cell table:formula="of:=[.D9]/[.$H9]" office:value-type="float" office:value="1.942">
            <text:p>1,94</text:p>
          </table:table-cell>
          <table:table-cell table:number-columns-repeated="3"/>
          <table:table-cell table:formula="of:=AVERAGE([.I9:.N9])" office:value-type="float" office:value="1.93533333333333">
            <text:p>1,9353</text:p>
          </table:table-cell>
          <table:table-cell table:formula="of:=STDEV([.I9:.N9])" office:value-type="float" office:value="0.00577350269189639">
            <text:p>0,0058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.24">
            <text:p>19,24</text:p>
          </table:table-cell>
          <table:table-cell table:number-columns-repeated="2" office:value-type="float" office:value="19.12">
            <text:p>19,12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[.B10]/[.$H10]" office:value-type="float" office:value="1.924">
            <text:p>1,92</text:p>
          </table:table-cell>
          <table:table-cell table:formula="of:=[.C10]/[.$H10]" office:value-type="float" office:value="1.912">
            <text:p>1,91</text:p>
          </table:table-cell>
          <table:table-cell table:formula="of:=[.D10]/[.$H10]" office:value-type="float" office:value="1.912">
            <text:p>1,91</text:p>
          </table:table-cell>
          <table:table-cell table:formula="of:=[.E10]/[.$H10]" office:value-type="float" office:value="1.9">
            <text:p>1,9</text:p>
          </table:table-cell>
          <table:table-cell table:number-columns-repeated="2"/>
          <table:table-cell table:formula="of:=AVERAGE([.I10:.N10])" office:value-type="float" office:value="1.912">
            <text:p>1,9120</text:p>
          </table:table-cell>
          <table:table-cell table:formula="of:=STDEV([.I10:.N10])" office:value-type="float" office:value="0.00979795897113272">
            <text:p>0,0098</text:p>
          </table:table-cell>
          <table:table-cell table:number-columns-repeated="1008"/>
        </table:table-row>
        <table:table-row table:style-name="ro1">
          <table:table-cell office:value-type="string">
            <text:p>0,2A Bremsstrom</text:p>
          </table:table-cell>
          <table:table-cell table:number-columns-repeated="102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6">
            <text:p>9,6</text:p>
          </table:table-cell>
          <table:table-cell office:value-type="float" office:value="9.78">
            <text:p>9,78</text:p>
          </table:table-cell>
          <table:table-cell office:value-type="float" office:value="9.59">
            <text:p>9,59</text:p>
          </table:table-cell>
          <table:table-cell office:value-type="float" office:value="9.7">
            <text:p>9,7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B12]/[.$H12]" office:value-type="float" office:value="1.92">
            <text:p>1,92</text:p>
          </table:table-cell>
          <table:table-cell table:formula="of:=[.C12]/[.$H12]" office:value-type="float" office:value="1.956">
            <text:p>1,96</text:p>
          </table:table-cell>
          <table:table-cell table:formula="of:=[.D12]/[.$H12]" office:value-type="float" office:value="1.918">
            <text:p>1,92</text:p>
          </table:table-cell>
          <table:table-cell table:formula="of:=[.E12]/[.$H12]" office:value-type="float" office:value="1.94">
            <text:p>1,94</text:p>
          </table:table-cell>
          <table:table-cell table:number-columns-repeated="2"/>
          <table:table-cell table:formula="of:=AVERAGE([.I12:.N12])" office:value-type="float" office:value="1.9335">
            <text:p>1,9335</text:p>
          </table:table-cell>
          <table:table-cell table:formula="of:=STDEV([.I12:.N12])" office:value-type="float" office:value="0.0179907383580182">
            <text:p>0,0180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.82">
            <text:p>9,82</text:p>
          </table:table-cell>
          <table:table-cell office:value-type="float" office:value="9.7">
            <text:p>9,7</text:p>
          </table:table-cell>
          <table:table-cell office:value-type="float" office:value="9.69">
            <text:p>9,69</text:p>
          </table:table-cell>
          <table:table-cell office:value-type="float" office:value="9.73">
            <text:p>9,73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B13]/[.$H13]" office:value-type="float" office:value="1.964">
            <text:p>1,96</text:p>
          </table:table-cell>
          <table:table-cell table:formula="of:=[.C13]/[.$H13]" office:value-type="float" office:value="1.94">
            <text:p>1,94</text:p>
          </table:table-cell>
          <table:table-cell table:formula="of:=[.D13]/[.$H13]" office:value-type="float" office:value="1.938">
            <text:p>1,94</text:p>
          </table:table-cell>
          <table:table-cell table:formula="of:=[.E13]/[.$H13]" office:value-type="float" office:value="1.946">
            <text:p>1,95</text:p>
          </table:table-cell>
          <table:table-cell table:number-columns-repeated="2"/>
          <table:table-cell table:formula="of:=AVERAGE([.I13:.N13])" office:value-type="float" office:value="1.947">
            <text:p>1,9470</text:p>
          </table:table-cell>
          <table:table-cell table:formula="of:=STDEV([.I13:.N13])" office:value-type="float" office:value="0.0118321595661992">
            <text:p>0,0118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.7">
            <text:p>9,7</text:p>
          </table:table-cell>
          <table:table-cell office:value-type="float" office:value="9.78">
            <text:p>9,78</text:p>
          </table:table-cell>
          <table:table-cell office:value-type="float" office:value="9.68">
            <text:p>9,68</text:p>
          </table:table-cell>
          <table:table-cell office:value-type="float" office:value="9.58">
            <text:p>9,58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B14]/[.$H14]" office:value-type="float" office:value="1.94">
            <text:p>1,94</text:p>
          </table:table-cell>
          <table:table-cell table:formula="of:=[.C14]/[.$H14]" office:value-type="float" office:value="1.956">
            <text:p>1,96</text:p>
          </table:table-cell>
          <table:table-cell table:formula="of:=[.D14]/[.$H14]" office:value-type="float" office:value="1.936">
            <text:p>1,94</text:p>
          </table:table-cell>
          <table:table-cell table:formula="of:=[.E14]/[.$H14]" office:value-type="float" office:value="1.916">
            <text:p>1,92</text:p>
          </table:table-cell>
          <table:table-cell table:number-columns-repeated="2"/>
          <table:table-cell table:formula="of:=AVERAGE([.I14:.N14])" office:value-type="float" office:value="1.937">
            <text:p>1,9370</text:p>
          </table:table-cell>
          <table:table-cell table:formula="of:=STDEV([.I14:.N14])" office:value-type="float" office:value="0.0164519502390041">
            <text:p>0,0165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.63">
            <text:p>9,63</text:p>
          </table:table-cell>
          <table:table-cell office:value-type="float" office:value="9.57">
            <text:p>9,57</text:p>
          </table:table-cell>
          <table:table-cell office:value-type="float" office:value="9.66">
            <text:p>9,66</text:p>
          </table:table-cell>
          <table:table-cell office:value-type="float" office:value="9.5">
            <text:p>9,5</text:p>
          </table:table-cell>
          <table:table-cell office:value-type="float" office:value="9.53">
            <text:p>9,53</text:p>
          </table:table-cell>
          <table:table-cell office:value-type="float" office:value="9.64">
            <text:p>9,64</text:p>
          </table:table-cell>
          <table:table-cell office:value-type="float" office:value="5">
            <text:p>5</text:p>
          </table:table-cell>
          <table:table-cell table:formula="of:=[.B15]/[.$H15]" office:value-type="float" office:value="1.926">
            <text:p>1,93</text:p>
          </table:table-cell>
          <table:table-cell table:formula="of:=[.C15]/[.$H15]" office:value-type="float" office:value="1.914">
            <text:p>1,91</text:p>
          </table:table-cell>
          <table:table-cell table:formula="of:=[.D15]/[.$H15]" office:value-type="float" office:value="1.932">
            <text:p>1,93</text:p>
          </table:table-cell>
          <table:table-cell table:formula="of:=[.E15]/[.$H15]" office:value-type="float" office:value="1.9">
            <text:p>1,9</text:p>
          </table:table-cell>
          <table:table-cell table:formula="of:=[.F15]/[.$H15]" office:value-type="float" office:value="1.906">
            <text:p>1,91</text:p>
          </table:table-cell>
          <table:table-cell table:formula="of:=[.G15]/[.$H15]" office:value-type="float" office:value="1.928">
            <text:p>1,93</text:p>
          </table:table-cell>
          <table:table-cell table:formula="of:=AVERAGE([.I15:.N15])" office:value-type="float" office:value="1.91766666666667">
            <text:p>1,9177</text:p>
          </table:table-cell>
          <table:table-cell table:formula="of:=STDEV([.I15:.N15])" office:value-type="float" office:value="0.0129871731591855">
            <text:p>0,0130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.65">
            <text:p>9,65</text:p>
          </table:table-cell>
          <table:table-cell office:value-type="float" office:value="9.46">
            <text:p>9,46</text:p>
          </table:table-cell>
          <table:table-cell office:value-type="float" office:value="9.67">
            <text:p>9,67</text:p>
          </table:table-cell>
          <table:table-cell office:value-type="float" office:value="9.55">
            <text:p>9,55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B16]/[.$H16]" office:value-type="float" office:value="1.93">
            <text:p>1,93</text:p>
          </table:table-cell>
          <table:table-cell table:formula="of:=[.C16]/[.$H16]" office:value-type="float" office:value="1.892">
            <text:p>1,89</text:p>
          </table:table-cell>
          <table:table-cell table:formula="of:=[.D16]/[.$H16]" office:value-type="float" office:value="1.934">
            <text:p>1,93</text:p>
          </table:table-cell>
          <table:table-cell table:formula="of:=[.E16]/[.$H16]" office:value-type="float" office:value="1.91">
            <text:p>1,91</text:p>
          </table:table-cell>
          <table:table-cell table:number-columns-repeated="2"/>
          <table:table-cell table:formula="of:=AVERAGE([.I16:.N16])" office:value-type="float" office:value="1.9165">
            <text:p>1,9165</text:p>
          </table:table-cell>
          <table:table-cell table:formula="of:=STDEV([.I16:.N16])" office:value-type="float" office:value="0.0194164878389475">
            <text:p>0,0194</text:p>
          </table:table-cell>
          <table:table-cell table:number-columns-repeated="1008"/>
        </table:table-row>
        <table:table-row table:style-name="ro1">
          <table:table-cell office:value-type="string">
            <text:p>0,4A Bremsstrom</text:p>
          </table:table-cell>
          <table:table-cell table:number-columns-repeated="102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69">
            <text:p>9,69</text:p>
          </table:table-cell>
          <table:table-cell office:value-type="float" office:value="9.76">
            <text:p>9,76</text:p>
          </table:table-cell>
          <table:table-cell office:value-type="float" office:value="9.73">
            <text:p>9,73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[.B18]/[.$H18]" office:value-type="float" office:value="1.938">
            <text:p>1,94</text:p>
          </table:table-cell>
          <table:table-cell table:formula="of:=[.C18]/[.$H18]" office:value-type="float" office:value="1.952">
            <text:p>1,95</text:p>
          </table:table-cell>
          <table:table-cell table:formula="of:=[.D18]/[.$H18]" office:value-type="float" office:value="1.946">
            <text:p>1,95</text:p>
          </table:table-cell>
          <table:table-cell table:number-columns-repeated="3"/>
          <table:table-cell table:formula="of:=AVERAGE([.I18:.N18])" office:value-type="float" office:value="1.94533333333333">
            <text:p>1,9453</text:p>
          </table:table-cell>
          <table:table-cell table:formula="of:=STDEV([.I18:.N18])" office:value-type="float" office:value="0.00702376916856851">
            <text:p>0,0070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.8">
            <text:p>9,8</text:p>
          </table:table-cell>
          <table:table-cell office:value-type="float" office:value="9.64">
            <text:p>9,64</text:p>
          </table:table-cell>
          <table:table-cell office:value-type="float" office:value="9.75">
            <text:p>9,75</text:p>
          </table:table-cell>
          <table:table-cell office:value-type="float" office:value="9.82">
            <text:p>9,82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B19]/[.$H19]" office:value-type="float" office:value="1.96">
            <text:p>1,96</text:p>
          </table:table-cell>
          <table:table-cell table:formula="of:=[.C19]/[.$H19]" office:value-type="float" office:value="1.928">
            <text:p>1,93</text:p>
          </table:table-cell>
          <table:table-cell table:formula="of:=[.D19]/[.$H19]" office:value-type="float" office:value="1.95">
            <text:p>1,95</text:p>
          </table:table-cell>
          <table:table-cell table:formula="of:=[.E19]/[.$H19]" office:value-type="float" office:value="1.964">
            <text:p>1,96</text:p>
          </table:table-cell>
          <table:table-cell table:number-columns-repeated="2"/>
          <table:table-cell table:formula="of:=AVERAGE([.I19:.N19])" office:value-type="float" office:value="1.9505">
            <text:p>1,9505</text:p>
          </table:table-cell>
          <table:table-cell table:formula="of:=STDEV([.I19:.N19])" office:value-type="float" office:value="0.0161141759536957">
            <text:p>0,0161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.83">
            <text:p>9,83</text:p>
          </table:table-cell>
          <table:table-cell office:value-type="float" office:value="9.77">
            <text:p>9,77</text:p>
          </table:table-cell>
          <table:table-cell table:number-columns-repeated="2" office:value-type="float" office:value="9.73">
            <text:p>9,73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B20]/[.$H20]" office:value-type="float" office:value="1.966">
            <text:p>1,97</text:p>
          </table:table-cell>
          <table:table-cell table:formula="of:=[.C20]/[.$H20]" office:value-type="float" office:value="1.954">
            <text:p>1,95</text:p>
          </table:table-cell>
          <table:table-cell table:formula="of:=[.D20]/[.$H20]" office:value-type="float" office:value="1.946">
            <text:p>1,95</text:p>
          </table:table-cell>
          <table:table-cell table:formula="of:=[.E20]/[.$H20]" office:value-type="float" office:value="1.946">
            <text:p>1,95</text:p>
          </table:table-cell>
          <table:table-cell table:number-columns-repeated="2"/>
          <table:table-cell table:formula="of:=AVERAGE([.I20:.N20])" office:value-type="float" office:value="1.953">
            <text:p>1,9530</text:p>
          </table:table-cell>
          <table:table-cell table:formula="of:=STDEV([.I20:.N20])" office:value-type="float" office:value="0.00945163125250512">
            <text:p>0,0095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.8">
            <text:p>9,8</text:p>
          </table:table-cell>
          <table:table-cell office:value-type="float" office:value="9.58">
            <text:p>9,58</text:p>
          </table:table-cell>
          <table:table-cell office:value-type="float" office:value="9.76">
            <text:p>9,76</text:p>
          </table:table-cell>
          <table:table-cell office:value-type="float" office:value="9.69">
            <text:p>9,69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B21]/[.$H21]" office:value-type="float" office:value="1.96">
            <text:p>1,96</text:p>
          </table:table-cell>
          <table:table-cell table:formula="of:=[.C21]/[.$H21]" office:value-type="float" office:value="1.916">
            <text:p>1,92</text:p>
          </table:table-cell>
          <table:table-cell table:formula="of:=[.D21]/[.$H21]" office:value-type="float" office:value="1.952">
            <text:p>1,95</text:p>
          </table:table-cell>
          <table:table-cell table:formula="of:=[.E21]/[.$H21]" office:value-type="float" office:value="1.938">
            <text:p>1,94</text:p>
          </table:table-cell>
          <table:table-cell table:number-columns-repeated="2"/>
          <table:table-cell table:formula="of:=AVERAGE([.I21:.N21])" office:value-type="float" office:value="1.9415">
            <text:p>1,9415</text:p>
          </table:table-cell>
          <table:table-cell table:formula="of:=STDEV([.I21:.N21])" office:value-type="float" office:value="0.0192786583212284">
            <text:p>0,0193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.76">
            <text:p>9,76</text:p>
          </table:table-cell>
          <table:table-cell office:value-type="float" office:value="9.66">
            <text:p>9,66</text:p>
          </table:table-cell>
          <table:table-cell office:value-type="float" office:value="9.7">
            <text:p>9,7</text:p>
          </table:table-cell>
          <table:table-cell office:value-type="float" office:value="9.59">
            <text:p>9,59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B22]/[.$H22]" office:value-type="float" office:value="1.952">
            <text:p>1,95</text:p>
          </table:table-cell>
          <table:table-cell table:formula="of:=[.C22]/[.$H22]" office:value-type="float" office:value="1.932">
            <text:p>1,93</text:p>
          </table:table-cell>
          <table:table-cell table:formula="of:=[.D22]/[.$H22]" office:value-type="float" office:value="1.94">
            <text:p>1,94</text:p>
          </table:table-cell>
          <table:table-cell table:formula="of:=[.E22]/[.$H22]" office:value-type="float" office:value="1.918">
            <text:p>1,92</text:p>
          </table:table-cell>
          <table:table-cell table:number-columns-repeated="2"/>
          <table:table-cell table:formula="of:=AVERAGE([.I22:.N22])" office:value-type="float" office:value="1.9355">
            <text:p>1,9355</text:p>
          </table:table-cell>
          <table:table-cell table:formula="of:=STDEV([.I22:.N22])" office:value-type="float" office:value="0.0142711830857384">
            <text:p>0,0143</text:p>
          </table:table-cell>
          <table:table-cell table:number-columns-repeated="1008"/>
        </table:table-row>
        <table:table-row table:style-name="ro1" table:number-rows-repeated="3">
          <table:table-cell table:number-columns-repeated="14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"/>
          <table:table-cell office:value-type="string">
            <text:p>Gesamt:</text:p>
          </table:table-cell>
          <table:table-cell office:value-type="string">
            <text:p>unged</text:p>
          </table:table-cell>
          <table:table-cell office:value-type="string">
            <text:p>schw. Ged</text:p>
          </table:table-cell>
          <table:table-cell office:value-type="string">
            <text:p>stark ged.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office:value-type="string">
            <text:p>Mittelwert T (s)</text:p>
          </table:table-cell>
          <table:table-cell/>
          <table:table-cell table:style-name="ce3" table:formula="of:=AVERAGE([.I4:.N22])" office:value-type="float" office:value="1.93850724637681">
            <text:p>1,939</text:p>
          </table:table-cell>
          <table:table-cell table:style-name="ce3" table:formula="of:=AVERAGE([.I4:.M10])" office:value-type="float" office:value="1.94132142857143">
            <text:p>1,941</text:p>
          </table:table-cell>
          <table:table-cell table:style-name="ce3" table:formula="of:=AVERAGE([.I12:.N16])" office:value-type="float" office:value="1.92918181818182">
            <text:p>1,929</text:p>
          </table:table-cell>
          <table:table-cell table:style-name="ce3" table:formula="of:=AVERAGE([.I18:.M22])" office:value-type="float" office:value="1.94515789473684">
            <text:p>1,9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office:value-type="string">
            <text:p>Stabw</text:p>
          </table:table-cell>
          <table:table-cell/>
          <table:table-cell table:style-name="ce3" table:formula="of:=STDEV([.I4:.N22])" office:value-type="float" office:value="0.0176332099680302">
            <text:p>0,018</text:p>
          </table:table-cell>
          <table:table-cell table:style-name="ce3" table:formula="of:=STDEV([.I4:.M10])" office:value-type="float" office:value="0.0164475678072014">
            <text:p>0,016</text:p>
          </table:table-cell>
          <table:table-cell table:style-name="ce3" table:formula="of:=STDEV([.I12:.N16])" office:value-type="float" office:value="0.0185231807502984">
            <text:p>0,019</text:p>
          </table:table-cell>
          <table:table-cell table:style-name="ce3" table:formula="of:=STDEV([.I18:.M22])" office:value-type="float" office:value="0.0142566287034595">
            <text:p>0,014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office:value-type="string">
            <text:p>rel. Fehler</text:p>
          </table:table-cell>
          <table:table-cell/>
          <table:table-cell table:style-name="ce4" table:formula="of:=[.K28]/[.K27]" office:value-type="percentage" office:value="0.00909628272011249">
            <text:p>0,91%</text:p>
          </table:table-cell>
          <table:table-cell table:style-name="ce4" table:formula="of:=[.L28]/[.L27]" office:value-type="percentage" office:value="0.00847235680044222">
            <text:p>0,85%</text:p>
          </table:table-cell>
          <table:table-cell table:style-name="ce4" table:formula="of:=[.M28]/[.M27]" office:value-type="percentage" office:value="0.00960157335909157">
            <text:p>0,96%</text:p>
          </table:table-cell>
          <table:table-cell table:style-name="ce4" table:formula="of:=[.N28]/[.N27]" office:value-type="percentage" office:value="0.00732929123236458">
            <text:p>0,73%</text:p>
          </table:table-cell>
          <table:table-cell table:style-name="Default" table:number-columns-repeated="2"/>
          <table:table-cell table:number-columns-repeated="1008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0">10.12.2009</text:date>, <text:time>18:47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0T17:10:56</meta:creation-date>
    <dc:date>2009-12-10T18:47:52</dc:date>
    <meta:editing-duration>PT00H32M15S</meta:editing-duration>
    <meta:editing-cycles>19</meta:editing-cycles>
    <meta:generator>OpenOffice.org/3.1$Linux OpenOffice.org_project/310m19$Build-9420</meta:generator>
    <meta:document-statistic meta:table-count="3" meta:cell-count="246" meta:object-count="0"/>
  </office:meta>
</office:document-meta>
</file>